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ccff" draw:textarea-horizontal-align="justify" draw:textarea-vertical-align="middle" draw:auto-grow-height="false"/>
    </style:style>
    <style:style style:name="gr3" style:family="graphic" style:parent-style-name="standard">
      <style:graphic-properties draw:fill-color="#ccffcc" draw:textarea-horizontal-align="justify" draw:textarea-vertical-align="middle" draw:auto-grow-height="false"/>
    </style:style>
    <style:style style:name="gr4" style:family="graphic" style:parent-style-name="standard">
      <style:graphic-properties draw:fill-color="#3465a4" draw:textarea-horizontal-align="justify" draw:textarea-vertical-align="middle" draw:auto-grow-height="false"/>
    </style:style>
    <style:style style:name="gr5" style:family="graphic" style:parent-style-name="standard">
      <style:graphic-properties draw:fill-color="#e6e6ff" draw:textarea-horizontal-align="justify" draw:textarea-vertical-align="middle" draw:auto-grow-height="false"/>
    </style:style>
    <style:style style:name="gr6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7" style:family="graphic" style:parent-style-name="standard">
      <style:graphic-properties draw:fill-color="#ff99cc" draw:textarea-horizontal-align="justify" draw:textarea-vertical-align="middle" draw:auto-grow-height="false"/>
    </style:style>
    <style:style style:name="gr8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objectwithoutfill">
      <style:graphic-properties draw:stroke="dash" draw:stroke-dash="Fine_20_Dashed" svg:stroke-width="0.2cm" draw:marker-start-width="0.8cm" draw:marker-end-width="0.8cm" draw:fill="none" draw:textarea-vertical-align="middle" fo:padding-top="0.225cm" fo:padding-bottom="0.225cm" fo:padding-left="0.35cm" fo:padding-right="0.35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2" draw:id="id2" draw:layer="layout" svg:width="9cm" svg:height="6.8cm" svg:x="4.1cm" svg:y="6.6cm">
          <text:p text:style-name="P1">IFaultPackage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cm" svg:height="2.2cm" svg:x="9.7cm" svg:y="8.4cm">
          <text:p text:style-name="P1">IFaul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8cm" svg:height="2.4cm" svg:x="4.5cm" svg:y="8.2cm">
          <text:p text:style-name="P1">IFaultOwner</text:p>
          <draw:enhanced-geometry svg:viewBox="0 0 21600 21600" draw:type="rectangle" draw:enhanced-path="M 0 0 L 21600 0 21600 21600 0 21600 0 0 Z N"/>
        </draw:custom-shape>
        <draw:custom-shape draw:style-name="gr4" draw:text-style-name="P1" xml:id="id5" draw:id="id5" draw:layer="layout" svg:width="11.6cm" svg:height="5cm" svg:x="15.7cm" svg:y="8cm">
          <text:p text:style-name="P1">IAlarmPackage</text:p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8cm" svg:height="2.4cm" svg:x="16.3cm" svg:y="9.6cm">
          <text:p text:style-name="P1">IAlarm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cm" svg:height="1.4cm" svg:x="21.1cm" svg:y="9.6cm">
          <text:p text:style-name="P1">&lt;IFault name1&gt;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cm" svg:height="1.4cm" svg:x="21.1cm" svg:y="11.3cm">
          <text:p text:style-name="P1">&lt;IFault nameN&gt;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cm" svg:height="2.2cm" svg:x="9.7cm" svg:y="10.9cm">
          <text:p text:style-name="P1">IFault</text:p>
          <draw:enhanced-geometry svg:viewBox="0 0 21600 21600" draw:type="rectangle" draw:enhanced-path="M 0 0 L 21600 0 21600 21600 0 21600 0 0 Z N"/>
        </draw:custom-shape>
        <draw:custom-shape draw:style-name="gr7" draw:text-style-name="P1" xml:id="id1" draw:id="id1" draw:layer="layout" svg:width="6.2cm" svg:height="3.4cm" svg:x="0.5cm" svg:y="1.4cm">
          <text:p text:style-name="P1">IFaultBuilder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9cm" svg:height="1.4cm" svg:x="4.1cm" svg:y="16.2cm">
          <text:p text:style-name="P1">IFaultPackage</text:p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11.6cm" svg:height="1.2cm" svg:x="15.9cm" svg:y="16.2cm">
          <text:p text:style-name="P1">IAlarmPackage</text:p>
          <draw:enhanced-geometry svg:viewBox="0 0 21600 21600" draw:type="rectangle" draw:enhanced-path="M 0 0 L 21600 0 21600 21600 0 21600 0 0 Z N"/>
        </draw:custom-shape>
        <draw:custom-shape draw:style-name="gr8" draw:text-style-name="P1" xml:id="id4" draw:id="id4" draw:layer="layout" svg:width="6.2cm" svg:height="3.4cm" svg:x="11.9cm" svg:y="1.4cm">
          <text:p text:style-name="P1">IAlarmBuilder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3.6cm" svg:y1="4.8cm" svg:x2="4.1cm" svg:y2="10cm" draw:start-shape="id1" draw:start-glue-point="2" draw:end-shape="id2" draw:end-glue-point="3" svg:d="M3600 4800v900h-1v4300h501" svg:viewBox="0 0 502 5201">
          <text:p/>
        </draw:connector>
        <draw:connector draw:style-name="gr9" draw:text-style-name="P1" draw:layer="layout" svg:x1="3.6cm" svg:y1="4.8cm" svg:x2="4.1cm" svg:y2="16.9cm" draw:start-shape="id1" draw:start-glue-point="2" draw:end-shape="id3" draw:end-glue-point="3" svg:d="M3600 4800v5700h-1v6400h501" svg:viewBox="0 0 502 12101">
          <text:p/>
        </draw:connector>
        <draw:connector draw:style-name="gr9" draw:text-style-name="P1" draw:layer="layout" svg:x1="15cm" svg:y1="4.8cm" svg:x2="15.7cm" svg:y2="10.5cm" draw:start-shape="id4" draw:start-glue-point="2" draw:end-shape="id5" draw:end-glue-point="3" svg:d="M15000 4800v5700h700" svg:viewBox="0 0 701 5701">
          <text:p/>
        </draw:connector>
        <draw:connector draw:style-name="gr9" draw:text-style-name="P1" draw:layer="layout" svg:x1="15cm" svg:y1="4.8cm" svg:x2="15.9cm" svg:y2="16.8cm" draw:start-shape="id4" draw:start-glue-point="2" draw:end-shape="id6" draw:end-glue-point="3" svg:d="M15000 4800v12000h900" svg:viewBox="0 0 901 12001">
          <text:p/>
        </draw:connector>
        <draw:line draw:style-name="gr10" draw:text-style-name="P1" draw:layer="layout" svg:x1="8.5cm" svg:y1="13.6cm" svg:x2="8.5cm" svg:y2="16cm">
          <text:p/>
        </draw:line>
        <draw:line draw:style-name="gr10" draw:text-style-name="P1" draw:layer="layout" svg:x1="21.4cm" svg:y1="13.6cm" svg:x2="21.4cm" svg:y2="16cm">
          <text:p/>
        </draw:lin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5T15:09:48.768467023</meta:creation-date>
    <dc:date>2015-03-05T15:22:08.991683453</dc:date>
    <meta:editing-duration>P0D</meta:editing-duration>
    <meta:editing-cycles>1</meta:editing-cycles>
    <meta:document-statistic meta:object-count="41"/>
    <meta:generator>LibreOffice/4.2.7.2$Linux_X86_64 LibreOffice_project/420m0$Build-2</meta:generator>
  </office:meta>
</office:document-meta>
</file>